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75pt"/>
    </style:style>
    <style:style style:name="co2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7.69pt"/>
    </style:style>
    <style:style style:name="co5" style:family="table-column">
      <style:table-column-properties fo:break-before="auto" style:column-width="161.66pt"/>
    </style:style>
    <style:style style:name="co6" style:family="table-column">
      <style:table-column-properties fo:break-before="auto" style:column-width="24.04pt"/>
    </style:style>
    <style:style style:name="co7" style:family="table-column">
      <style:table-column-properties fo:break-before="auto" style:column-width="93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108.51pt"/>
    </style:style>
    <style:style style:name="co10" style:family="table-column">
      <style:table-column-properties fo:break-before="auto" style:column-width="75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style:shrink-to-fit="tru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 style:shrink-to-fit="tru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wer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Sleep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Transmit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TM32L031F6P6 @ 16MHz</text:p>
          </table:table-cell>
          <table:table-cell office:value-type="float" office:value="0.02" calcext:value-type="float">
            <text:p>0.02</text:p>
          </table:table-cell>
          <table:table-cell table:formula="of:=0.2*24" office:value-type="float" office:value="4.8" calcext:value-type="float">
            <text:p>4.8</text:p>
          </table:table-cell>
          <table:table-cell table:formula="of:=[.C2]" office:value-type="float" office:value="4.8" calcext:value-type="float">
            <text:p>4.8</text:p>
          </table:table-cell>
          <table:table-cell table:formula="of:=[.C2]"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string" calcext:value-type="string">
            <text:p>RFM69HW</text:p>
          </table:table-cell>
          <table:table-cell office:value-type="float" office:value="0.005" calcext:value-type="float">
            <text:p>0.005</text:p>
          </table:table-cell>
          <table:table-cell table:formula="of:=[.B3]"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HTC3</text:p>
          </table:table-cell>
          <table:table-cell office:value-type="float" office:value="0.001" calcext:value-type="float">
            <text:p>0.001</text:p>
          </table:table-cell>
          <table:table-cell office:value-type="float" office:value="0.9" calcext:value-type="float">
            <text:p>0.9</text:p>
          </table:table-cell>
          <table:table-cell table:formula="of:=[.B4]" office:value-type="float" office:value="0.001" calcext:value-type="float">
            <text:p>0.001</text:p>
          </table:table-cell>
          <table:table-cell table:formula="of:=[.B4]" office:value-type="float" office:value="0.001" calcext:value-type="float">
            <text:p>0.001</text:p>
          </table:table-cell>
          <table:table-cell/>
        </table:table-row>
        <table:table-row table:style-name="ro1">
          <table:table-cell/>
          <table:table-cell table:formula="of:=SUM([.B2:.B4])" office:value-type="float" office:value="0.026" calcext:value-type="float">
            <text:p>0.026</text:p>
          </table:table-cell>
          <table:table-cell table:formula="of:=SUM([.C2:.C4])" office:value-type="float" office:value="5.705" calcext:value-type="float">
            <text:p>5.705</text:p>
          </table:table-cell>
          <table:table-cell table:formula="of:=SUM([.D2:.D4])" office:value-type="float" office:value="54.801" calcext:value-type="float">
            <text:p>54.801</text:p>
          </table:table-cell>
          <table:table-cell table:formula="of:=SUM([.E2:.E4])" office:value-type="float" office:value="20.801" calcext:value-type="float">
            <text:p>20.801</text:p>
          </table:table-cell>
          <table:table-cell/>
        </table:table-row>
        <table:table-row table:style-name="ro1">
          <table:table-cell office:value-type="string" calcext:value-type="string">
            <text:p>Time (s/h)</text:p>
          </table:table-cell>
          <table:table-cell table:formula="of:=60*60-[.C6]-[.D6]-[.E6]" office:value-type="float" office:value="3565" calcext:value-type="float">
            <text:p>3565</text:p>
          </table:table-cell>
          <table:table-cell table:formula="of:=0.25*60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B6:.E6])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As/h</text:p>
          </table:table-cell>
          <table:table-cell table:formula="of:=[.B6]*[.B5]" office:value-type="float" office:value="92.69" calcext:value-type="float">
            <text:p>92.69</text:p>
          </table:table-cell>
          <table:table-cell table:formula="of:=[.C6]*[.C5]" office:value-type="float" office:value="85.575" calcext:value-type="float">
            <text:p>85.575</text:p>
          </table:table-cell>
          <table:table-cell table:formula="of:=[.D6]*[.D5]" office:value-type="float" office:value="548.01" calcext:value-type="float">
            <text:p>548.01</text:p>
          </table:table-cell>
          <table:table-cell table:formula="of:=[.E6]*[.E5]" office:value-type="float" office:value="208.01" calcext:value-type="float">
            <text:p>208.01</text:p>
          </table:table-cell>
          <table:table-cell/>
        </table:table-row>
        <table:table-row table:style-name="ro1">
          <table:table-cell office:value-type="string" calcext:value-type="string">
            <text:p>mAh/h</text:p>
          </table:table-cell>
          <table:table-cell table:formula="of:=[.B7]/60/60" office:value-type="float" office:value="0.0257472222222222" calcext:value-type="float">
            <text:p>0.025747222222222</text:p>
          </table:table-cell>
          <table:table-cell table:formula="of:=[.C7]/60/60" office:value-type="float" office:value="0.0237708333333333" calcext:value-type="float">
            <text:p>0.023770833333333</text:p>
          </table:table-cell>
          <table:table-cell table:formula="of:=[.D7]/60/60" office:value-type="float" office:value="0.152225" calcext:value-type="float">
            <text:p>0.152225</text:p>
          </table:table-cell>
          <table:table-cell table:formula="of:=[.E7]/60/60" office:value-type="float" office:value="0.0577805555555556" calcext:value-type="float">
            <text:p>0.057780555555556</text:p>
          </table:table-cell>
          <table:table-cell table:formula="of:=SUM([.B8:.E8])" office:value-type="float" office:value="0.259523611111111" calcext:value-type="float">
            <text:p>0.259523611111111</text:p>
          </table:table-cell>
        </table:table-row>
        <table:table-row table:style-name="ro1">
          <table:table-cell office:value-type="string" calcext:value-type="string">
            <text:p>Battery (mAh)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Runtime (y)</text:p>
          </table:table-cell>
          <table:table-cell table:number-columns-repeated="4"/>
          <table:table-cell table:formula="of:=[.F9]/[.F8]/24/365" office:value-type="float" office:value="0.263918764044968" calcext:value-type="float">
            <text:p>0.263918764044968</text:p>
          </table:table-cell>
        </table:table-row>
      </table:table>
      <table:table table:name="Pins" table:style-name="ta1"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Functio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QFP32</text:p>
          </table:table-cell>
        </table:table-row>
        <table:table-row table:style-name="ro1">
          <table:table-cell/>
          <table:table-cell office:value-type="string" calcext:value-type="string">
            <text:p>VD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C14</text:p>
          </table:table-cell>
          <table:table-cell office:value-type="string" calcext:value-type="string">
            <text:p>OSC32_IN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C15</text:p>
          </table:table-cell>
          <table:table-cell office:value-type="string" calcext:value-type="string">
            <text:p>OSC32_OUT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RST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VDDA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A0-CK_IN</text:p>
          </table:table-cell>
          <table:table-cell/>
          <table:table-cell office:value-type="string" calcext:value-type="string">
            <text:p>LED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LED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PA2</text:p>
          </table:table-cell>
          <table:table-cell office:value-type="string" calcext:value-type="string">
            <text:p>USART2_TX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PA3</text:p>
          </table:table-cell>
          <table:table-cell office:value-type="string" calcext:value-type="string">
            <text:p>USART2_RX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A4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AT_MI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A5</text:p>
          </table:table-cell>
          <table:table-cell office:value-type="string" calcext:value-type="string">
            <text:p>SPI1_SCK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PA6</text:p>
          </table:table-cell>
          <table:table-cell office:value-type="string" calcext:value-type="string">
            <text:p>SPI1_MSIO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A7</text:p>
          </table:table-cell>
          <table:table-cell office:value-type="string" calcext:value-type="string">
            <text:p>SPI1_MISO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PB0</text:p>
          </table:table-cell>
          <table:table-cell/>
          <table:table-cell office:value-type="string" calcext:value-type="string">
            <text:p>CS_RFM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PB1</text:p>
          </table:table-cell>
          <table:table-cell/>
          <table:table-cell office:value-type="string" calcext:value-type="string">
            <text:p>CS_FLASH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VSS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VDD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RFM69_IN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PA9</text:p>
          </table:table-cell>
          <table:table-cell office:value-type="string" calcext:value-type="string">
            <text:p>I2C1_SCL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PA10</text:p>
          </table:table-cell>
          <table:table-cell office:value-type="string" calcext:value-type="string">
            <text:p>I2C1_SDA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PA13</text:p>
          </table:table-cell>
          <table:table-cell office:value-type="string" calcext:value-type="string">
            <text:p>SWDIO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PA14</text:p>
          </table:table-cell>
          <table:table-cell office:value-type="string" calcext:value-type="string">
            <text:p>SWCLK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CONF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CONF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PB5</text:p>
          </table:table-cell>
          <table:table-cell/>
          <table:table-cell office:value-type="string" calcext:value-type="string">
            <text:p>CONF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PB6</text:p>
          </table:table-cell>
          <table:table-cell/>
          <table:table-cell office:value-type="string" calcext:value-type="string">
            <text:p>CONF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CONF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BOOT0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VSS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</table:table>
      <table:table table:name="Sheet3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TME link (ctrlk-click)</text:p>
          </table:table-cell>
          <table:table-cell office:value-type="string" calcext:value-type="string">
            <text:p>TME price (netto)</text:p>
          </table:table-cell>
          <table:table-cell office:value-type="string" calcext:value-type="string">
            <text:p>Mouser link</text:p>
          </table:table-cell>
          <table:table-cell office:value-type="string" calcext:value-type="string">
            <text:p>Mouser price (netto)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<text:a xlink:href="https://www.tme.eu/se/en/details/1n4148w-7-f/smd-universal-diodes/diodes-incorporated/" xlink:type="simple">1N4148W-7-F</text:a></text:p>
          </table:table-cell>
          <table:table-cell office:value-type="float" office:value="0.2316" calcext:value-type="float">
            <text:p>0.2316</text:p>
          </table:table-cell>
          <table:table-cell office:value-type="string" calcext:value-type="string">
            <text:p><text:a xlink:href="https://www.mouser.se/ProductDetail/Diodes-Incorporated/1N4148W-7-F?qs=sGAEpiMZZMtoHjESLttvkiKikX2YhTL0GOrSkzAUFgM%3D" xlink:type="simple">1N4148W-7-F</text:a>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1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3,C12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Adam_Tech_SMA_Female_RF2-19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 Female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-2012LSGC</text:p>
          </table:table-cell>
          <table:table-cell office:value-type="string" calcext:value-type="string">
            <text:p><text:a xlink:href="https://www.tme.eu/se/en/details/kp-2012lsgc/smd-colour-leds/kingbright-electronic/" xlink:type="simple">KP-2012LSGC</text:a></text:p>
          </table:table-cell>
          <table:table-cell office:value-type="float" office:value="1.0594" calcext:value-type="float">
            <text:p>1.0594</text:p>
          </table:table-cell>
          <table:table-cell office:value-type="string" calcext:value-type="string">
            <text:p><text:a xlink:href="https://www.mouser.se/ProductDetail/Kingbright/APTD2012LCGCK?qs=sGAEpiMZZMseGfSY3csMkdgyOOAg6kv2NMdXwwUBcFIoLGcb39jRDA%3D%3D" xlink:type="simple">APTD2012LCGCK</text:a>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7,R6,R4,R5,R9,R3,R1,R8,R18,R10,R2,R19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k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30,R12,R16,R14,R1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7,R34,R20,R21,R2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k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33,R1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,C3,C1,C6,C7,C4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TVCM04-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VCM04N016BB</text:p>
          </table:table-cell>
          <table:table-cell office:value-type="string" calcext:value-type="string">
            <text:p><text:a xlink:href="https://www.tme.eu/se/en/details/tvcm04n016bb/microswitches-tact/jianfu/" xlink:type="simple">TVCM04N016BB</text:a></text:p>
          </table:table-cell>
          <table:table-cell office:value-type="float" office:value="1.3605" calcext:value-type="float">
            <text:p>1.360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Header_1x04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4,H1,H2,H3</text:p>
          </table:table-cell>
          <table:table-cell office:value-type="string" calcext:value-type="string">
            <text:p>MountingHole_3.2mm_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 M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FM69HC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M69HCW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2323DDS</text:p>
          </table:table-cell>
          <table:table-cell office:value-type="string" calcext:value-type="string">
            <text:p><text:a xlink:href="https://www.tme.eu/se/en/details/si2323dds-t1-ge3/smd-p-channel-transistors/vishay/" xlink:type="simple">SI2323DDS-T1-GE3</text:a></text:p>
          </table:table-cell>
          <table:table-cell office:value-type="float" office:value="3.36706" calcext:value-type="float">
            <text:p>3.36706</text:p>
          </table:table-cell>
          <table:table-cell office:value-type="string" calcext:value-type="string">
            <text:p><text:a xlink:href="https://www.mouser.se/ProductDetail/Vishay-Siliconix/SI2323DDS-T1-GE3?qs=%2Fha2pyFaduh3pT2ai%252B9a2d6fJoaOIHJxvWsCO%2Fbw%252BwM%3D" xlink:type="simple">SI2323DDS-T1-GE3</text:a></text:p>
          </table:table-cell>
          <table:table-cell office:value-type="float" office:value="4.23" calcext:value-type="float">
            <text:p>4.2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-2012LSURCK</text:p>
          </table:table-cell>
          <table:table-cell office:value-type="string" calcext:value-type="string">
            <text:p><text:a xlink:href="https://www.tme.eu/se/en/details/kp-2012lsurck/smd-colour-leds/kingbright-electronic/" xlink:type="simple">KP-2012LSURCK</text:a></text:p>
          </table:table-cell>
          <table:table-cell office:value-type="float" office:value="1.0326" calcext:value-type="float">
            <text:p>1.0326</text:p>
          </table:table-cell>
          <table:table-cell office:value-type="string" calcext:value-type="string">
            <text:p><text:a xlink:href="https://www.mouser.se/ProductDetail/Kingbright/APT2012LSECK-J3-PRV?qs=sGAEpiMZZMseGfSY3csMkYfrPUYGlFxbsF2FW%252BR%2Fmd3AGUig1pUY8w%3D%3D" xlink:type="simple">APT2012LSECK/J3-PRV</text:a>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15,C5</text:p>
          </table:table-cell>
          <table:table-cell office:value-type="string" calcext:value-type="string">
            <text:p>CP_Elec_6.3x5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5DF512C</text:p>
          </table:table-cell>
          <table:table-cell office:value-type="string" calcext:value-type="string">
            <text:p><text:a xlink:href="https://www.tme.eu/se/en/details/at25df512c-sshnb/serial-flash-memories-integrated-circ/adesto/at25df512c-sshn-b/" xlink:type="simple">AT25DF512C-SSHN-B</text:a></text:p>
          </table:table-cell>
          <table:table-cell office:value-type="float" office:value="4.602" calcext:value-type="float">
            <text:p>4.602</text:p>
          </table:table-cell>
          <table:table-cell office:value-type="string" calcext:value-type="string">
            <text:p><text:a xlink:href="https://www.mouser.se/ProductDetail/Adesto-Technologies/AT25DF512C-SSHNGU-B?qs=sGAEpiMZZMtI%252BQ06EiAoG%2FlgUd8kKVYlx5HC49yXfNc%3D" xlink:type="simple">AT25DF512C-SSHNGU-B</text:a></text:p>
          </table:table-cell>
          <table:table-cell office:value-type="float" office:value="4.1" calcext:value-type="float">
            <text:p>4.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IQD_CFPX-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-CFPX217</text:p>
          </table:table-cell>
          <table:table-cell table:style-name="ce3" office:value-type="string" calcext:value-type="string">
            <text:p><text:a xlink:href="https://www.tme.eu/se/en/details/32.768k-cfpx217/smd-quartz-crystals/iqd-frequency-products/lfxtal009678/" xlink:type="simple">32.768k-cfpx217</text:a></text:p>
          </table:table-cell>
          <table:table-cell office:value-type="float" office:value="3.45285" calcext:value-type="float">
            <text:p>3.45285</text:p>
          </table:table-cell>
          <table:table-cell office:value-type="string" calcext:value-type="string">
            <text:p><text:a xlink:href="https://www.mouser.se/ProductDetail/IQD/LFXTAL009678Bulk?qs=sGAEpiMZZMsBj6bBr9Q9aR%2FuGiDjvlIS2aNoDn1s8svAKTKM8QUFxw%3D%3D" xlink:type="simple">LFXTAL009678Bulk</text:a></text:p>
          </table:table-cell>
          <table:table-cell office:value-type="float" office:value="3.49" calcext:value-type="float">
            <text:p>3.4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HT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TC3</text:p>
          </table:table-cell>
          <table:table-cell office:value-type="string" calcext:value-type="string">
            <text:p><text:a xlink:href="https://www.tme.eu/se/en/details/shtc3/humidity-sensors/sensirion/3-000-047/" xlink:type="simple">SHTC3</text:a></text:p>
          </table:table-cell>
          <table:table-cell office:value-type="float" office:value="17.05" calcext:value-type="float">
            <text:p>17.05</text:p>
          </table:table-cell>
          <table:table-cell office:value-type="string" calcext:value-type="string">
            <text:p><text:a xlink:href="https://www.mouser.se/ProductDetail/Sensirion/SHTC3?qs=sGAEpiMZZMve4%2FbfQkoj%252BAhVqOUu35Sgd3N6ysCEJ7w%3D" xlink:type="simple">SHTC3</text:a></text:p>
          </table:table-cell>
          <table:table-cell office:value-type="float" office:value="21.84" calcext:value-type="float">
            <text:p>21.8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QFP-32_7x7mm_P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L031K6Tx</text:p>
          </table:table-cell>
          <table:table-cell office:value-type="string" calcext:value-type="string">
            <text:p><text:a xlink:href="https://www.tme.eu/se/en/details/stm32l031k6t6/st-microcontrollers/st-microelectronics/" xlink:type="simple">STM32L031K6T6</text:a></text:p>
          </table:table-cell>
          <table:table-cell office:value-type="float" office:value="21.12" calcext:value-type="float">
            <text:p>21.12</text:p>
          </table:table-cell>
          <table:table-cell office:value-type="string" calcext:value-type="string">
            <text:p><text:a xlink:href="https://www.mouser.se/ProductDetail/STMicroelectronics/STM32L031K6T6?qs=sGAEpiMZZMuoKKEcg8mMKKximX9w9UfHcKgKghRnhrhTGmV76QxT8w%3D%3D" xlink:type="simple">STM32L031K6T6</text:a>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ST_PH_S3B-PH-K_1x03_P2.0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x AA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0_Jumpe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 style:data-style-name="N2" text:time-value="11:12:08.828240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3:40:10.059158060</meta:creation-date>
    <dc:date>2019-05-28T11:12:19.119637092</dc:date>
    <meta:editing-duration>PT45M13S</meta:editing-duration>
    <meta:editing-cycles>8</meta:editing-cycles>
    <meta:generator>LibreOffice/6.0.7.3$Linux_X86_64 LibreOffice_project/00m0$Build-3</meta:generator>
    <meta:document-statistic meta:table-count="3" meta:cell-count="311" meta:object-count="0"/>
  </office:meta>
</office:document-meta>
</file>